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49ae4" draw:fill-color="#749ae4" draw:textarea-horizontal-align="justify" draw:textarea-vertical-align="middle" draw:auto-grow-height="false" fo:min-height="0.919cm" fo:min-width="0.578cm"/>
    </style:style>
    <style:style style:name="gr2" style:family="graphic" style:parent-style-name="standard">
      <style:graphic-properties svg:stroke-color="#795ac1" draw:fill-color="#795ac1" draw:textarea-horizontal-align="justify" draw:textarea-vertical-align="middle" draw:auto-grow-height="false" fo:min-height="0.29cm" fo:min-width="0.04cm"/>
    </style:style>
    <style:style style:name="gr3" style:family="graphic" style:parent-style-name="standard">
      <style:graphic-properties svg:stroke-color="#795ac1" draw:fill-color="#795ac1" draw:opacity="0%" draw:textarea-horizontal-align="justify" draw:textarea-vertical-align="middle" draw:auto-grow-height="false" fo:min-height="3.56cm" fo:min-width="0.516cm"/>
    </style:style>
    <style:style style:name="gr4" style:family="graphic" style:parent-style-name="standard">
      <style:graphic-properties svg:stroke-color="#795ac1" draw:fill-color="#795ac1" draw:opacity="0%" draw:textarea-horizontal-align="justify" draw:textarea-vertical-align="middle" draw:auto-grow-height="false" fo:min-height="3.433cm" fo:min-width="3.31cm"/>
    </style:style>
    <style:style style:name="gr5" style:family="graphic" style:parent-style-name="objectwithoutfill">
      <style:graphic-properties draw:marker-end="Line_20_Arrow" draw:marker-end-width="0.152cm" draw:fill="none" draw:textarea-vertical-align="middle"/>
    </style:style>
    <style:style style:name="gr6" style:family="graphic" style:parent-style-name="standard">
      <style:graphic-properties svg:stroke-color="#92c3e2" draw:fill-color="#92c3e2" draw:textarea-horizontal-align="justify" draw:textarea-vertical-align="middle" draw:auto-grow-height="false" fo:min-height="0.29cm" fo:min-width="0.04cm"/>
    </style:style>
    <style:style style:name="gr7" style:family="graphic" style:parent-style-name="standard">
      <style:graphic-properties svg:stroke-color="#92c3e2" draw:fill-color="#92c3e2" draw:opacity="0%" draw:textarea-horizontal-align="justify" draw:textarea-vertical-align="middle" draw:auto-grow-height="false" fo:min-height="3.433cm" fo:min-width="3.31cm"/>
    </style:style>
    <style:style style:name="gr8" style:family="graphic" style:parent-style-name="standard">
      <style:graphic-properties draw:stroke="none" svg:stroke-color="#000000" draw:fill="none" draw:fill-color="#ffffff" fo:min-height="0.661cm"/>
    </style:style>
    <style:style style:name="gr9" style:family="graphic" style:parent-style-name="standard">
      <style:graphic-properties draw:stroke="none" svg:stroke-color="#000000" draw:fill="none" draw:fill-color="#ffffff" fo:min-height="0.802cm"/>
    </style:style>
    <style:style style:name="gr10" style:family="graphic" style:parent-style-name="standard">
      <style:graphic-properties draw:stroke="none" svg:stroke-color="#000000" draw:fill="none" draw:fill-color="#ffffff" fo:min-height="0.53cm"/>
    </style:style>
    <style:style style:name="gr11" style:family="graphic" style:parent-style-name="standard">
      <style:graphic-properties svg:stroke-color="#000000" draw:opacity="0%" draw:textarea-horizontal-align="justify" draw:textarea-vertical-align="middle" draw:auto-grow-height="false" fo:min-height="5.084cm" fo:min-width="10.2cm"/>
    </style:style>
    <style:style style:name="P1" style:family="paragraph">
      <style:paragraph-properties fo:text-align="center"/>
    </style:style>
    <style:style style:name="P2" style:family="paragraph">
      <loext:graphic-properties draw:fill-color="#749ae4"/>
      <style:paragraph-properties fo:text-align="center"/>
      <style:text-properties style:font-name="Source Sans Pro SemiBold"/>
    </style:style>
    <style:style style:name="P3" style:family="paragraph">
      <loext:graphic-properties draw:fill-color="#795ac1"/>
      <style:paragraph-properties fo:text-align="center"/>
      <style:text-properties style:font-name="Source Sans Pro SemiBold" fo:font-size="12pt" style:font-size-asian="12pt" style:font-size-complex="12pt"/>
    </style:style>
    <style:style style:name="P4" style:family="paragraph">
      <loext:graphic-properties draw:fill-color="#795ac1"/>
      <style:paragraph-properties fo:text-align="center"/>
    </style:style>
    <style:style style:name="P5" style:family="paragraph">
      <loext:graphic-properties draw:fill-color="#795ac1" draw:opacity="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style:font-name="Source Sans Pro SemiBold1" fo:font-size="12pt" style:font-size-asian="12pt" style:font-size-complex="12pt"/>
    </style:style>
    <style:style style:name="P8" style:family="paragraph">
      <loext:graphic-properties draw:fill-color="#92c3e2"/>
      <style:paragraph-properties fo:text-align="center"/>
      <style:text-properties style:font-name="Source Sans Pro SemiBold1" fo:font-size="12pt" style:font-size-asian="12pt" style:font-size-complex="12pt"/>
    </style:style>
    <style:style style:name="P9" style:family="paragraph">
      <loext:graphic-properties draw:fill-color="#92c3e2"/>
      <style:paragraph-properties fo:text-align="center"/>
    </style:style>
    <style:style style:name="P10" style:family="paragraph">
      <loext:graphic-properties draw:fill-color="#92c3e2" draw:opacity="0%"/>
      <style:paragraph-properties fo:text-align="center"/>
    </style:style>
    <style:style style:name="P11" style:family="paragraph">
      <style:paragraph-properties fo:text-align="center"/>
      <style:text-properties style:text-position="0% 100%"/>
    </style:style>
    <style:style style:name="P12" style:family="paragraph">
      <loext:graphic-properties draw:fill-color="#92c3e2"/>
      <style:paragraph-properties fo:text-align="center"/>
      <style:text-properties style:text-position="0% 100%"/>
    </style:style>
    <style:style style:name="P13" style:family="paragraph">
      <style:paragraph-properties fo:text-align="center"/>
      <style:text-properties style:font-name="Source Sans Pro SemiBold"/>
    </style:style>
    <style:style style:name="P14" style:family="paragraph">
      <loext:graphic-properties draw:fill="none" draw:fill-color="#ffffff"/>
      <style:paragraph-properties fo:text-align="center"/>
      <style:text-properties style:font-name="Source Sans Pro SemiBold"/>
    </style:style>
    <style:style style:name="P15" style:family="paragraph">
      <style:paragraph-properties fo:text-align="center"/>
      <style:text-properties style:font-name="Source Sans Pro SemiBold" fo:font-size="12pt" style:font-size-asian="12pt" style:font-size-complex="12pt"/>
    </style:style>
    <style:style style:name="P16" style:family="paragraph">
      <loext:graphic-properties draw:fill="none" draw:fill-color="#ffffff"/>
      <style:paragraph-properties fo:text-align="center"/>
      <style:text-properties style:font-name="Source Sans Pro SemiBold" fo:font-size="12pt" style:font-size-asian="12pt" style:font-size-complex="12pt"/>
    </style:style>
    <style:style style:name="P17" style:family="paragraph">
      <loext:graphic-properties draw:opacity="0%"/>
      <style:paragraph-properties fo:text-align="center"/>
    </style:style>
    <style:style style:name="T1" style:family="text">
      <style:text-properties style:font-name="Source Sans Pro SemiBold"/>
    </style:style>
    <style:style style:name="T2" style:family="text">
      <style:text-properties style:text-position="0% 100%" style:font-name="Source Sans Pro SemiBold" fo:font-size="12pt" style:font-size-asian="12pt" style:font-size-complex="12pt"/>
    </style:style>
    <style:style style:name="T3" style:family="text">
      <style:text-properties style:text-position="-33% 58%" style:font-name="Source Sans Pro SemiBold" fo:font-size="12pt" style:font-size-asian="12pt" style:font-size-complex="12pt"/>
    </style:style>
    <style:style style:name="T4" style:family="text">
      <style:text-properties style:font-name="Source Sans Pro SemiBold" fo:font-size="12pt" style:font-size-asian="12pt" style:font-size-complex="12pt"/>
    </style:style>
    <style:style style:name="T5" style:family="text">
      <style:text-properties style:text-position="0% 100%" style:font-name="Source Sans Pro SemiBold1" fo:font-size="12pt" style:font-size-asian="12pt" style:font-size-complex="12pt"/>
    </style:style>
    <style:style style:name="T6" style:family="text">
      <style:text-properties style:text-position="-33% 58%" style:font-name="Source Sans Pro SemiBold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524cm" svg:height="1.651cm" svg:x="5.595cm" svg:y="3.188cm">
          <text:p text:style-name="P1"><text:span text:style-name="T1">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524cm" svg:height="1.651cm" svg:x="5.595cm" svg:y="8.939cm">
          <text:p text:style-name="P1"><text:span text:style-name="T1">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62cm" svg:height="0.762cm" svg:x="2.616cm" svg:y="2.235cm">
          <text:p text:style-name="P1"><text:span text:style-name="T2">x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62cm" svg:height="0.762cm" svg:x="2.616cm" svg:y="3.136cm">
          <text:p text:style-name="P1"><text:span text:style-name="T4">x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62cm" svg:height="0.762cm" svg:x="2.616cm" svg:y="4.036cm">
          <text:p text:style-name="P1"><text:span text:style-name="T4">x</text:span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62cm" svg:height="0.762cm" svg:x="2.616cm" svg:y="5.036cm">
          <text:p text:style-name="P1"><text:span text:style-name="T4">x</text:span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62cm" svg:height="0.762cm" svg:x="1.284cm" svg:y="8.026cm">
          <text:p text:style-name="P1"><text:span text:style-name="T4">X</text:span><text:span text:style-name="T3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62cm" svg:height="0.762cm" svg:x="1.285cm" svg:y="8.927cm">
          <text:p text:style-name="P1"><text:span text:style-name="T4">X</text:span><text:span text:style-name="T3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62cm" svg:height="0.762cm" svg:x="1.285cm" svg:y="9.827cm">
          <text:p text:style-name="P1"><text:span text:style-name="T4">X</text:span><text:span text:style-name="T3">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62cm" svg:height="0.762cm" svg:x="2.184cm" svg:y="8.026cm">
          <text:p text:style-name="P1"><text:span text:style-name="T4">X</text:span><text:span text:style-name="T3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62cm" svg:height="0.762cm" svg:x="2.185cm" svg:y="8.927cm">
          <text:p text:style-name="P1"><text:span text:style-name="T4">X</text:span><text:span text:style-name="T3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62cm" svg:height="0.762cm" svg:x="2.185cm" svg:y="9.827cm">
          <text:p text:style-name="P1"><text:span text:style-name="T4">X</text:span><text:span text:style-name="T3">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62cm" svg:height="0.762cm" svg:x="3.185cm" svg:y="8.027cm">
          <text:p text:style-name="P1"><text:span text:style-name="T4">X</text:span><text:span text:style-name="T3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62cm" svg:height="0.762cm" svg:x="3.186cm" svg:y="8.928cm">
          <text:p text:style-name="P1"><text:span text:style-name="T4">X</text:span><text:span text:style-name="T3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62cm" svg:height="0.762cm" svg:x="3.186cm" svg:y="9.828cm">
          <text:p text:style-name="P1"><text:span text:style-name="T4">X</text:span><text:span text:style-name="T3">3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62cm" svg:height="0.762cm" svg:x="1.286cm" svg:y="10.728cm">
          <text:p text:style-name="P1"><text:span text:style-name="T4">X</text:span><text:span text:style-name="T3">4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62cm" svg:height="0.762cm" svg:x="2.186cm" svg:y="10.728cm">
          <text:p text:style-name="P1"><text:span text:style-name="T4">X</text:span><text:span text:style-name="T3">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62cm" svg:height="0.762cm" svg:x="3.187cm" svg:y="10.729cm">
          <text:p text:style-name="P1"><text:span text:style-name="T4">X</text:span><text:span text:style-name="T3">4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62cm" svg:height="0.762cm" svg:x="4.086cm" svg:y="8.028cm">
          <text:p text:style-name="P1"><text:span text:style-name="T4">X</text:span><text:span text:style-name="T3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62cm" svg:height="0.762cm" svg:x="4.087cm" svg:y="8.929cm">
          <text:p text:style-name="P1"><text:span text:style-name="T4">X</text:span><text:span text:style-name="T3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62cm" svg:height="0.762cm" svg:x="4.087cm" svg:y="9.829cm">
          <text:p text:style-name="P1"><text:span text:style-name="T4">X</text:span><text:span text:style-name="T3">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62cm" svg:height="0.762cm" svg:x="4.088cm" svg:y="10.73cm">
          <text:p text:style-name="P1"><text:span text:style-name="T4">X</text:span><text:span text:style-name="T3">4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" draw:id="id1" draw:layer="layout" svg:width="1.016cm" svg:height="3.81cm" svg:x="2.489cm" svg:y="2.1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3.81cm" svg:height="3.683cm" svg:x="1.173cm" svg:y="7.923cm">
          <text:p/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3.505cm" svg:y1="4.013cm" svg:x2="5.595cm" svg:y2="4.014cm" draw:start-shape="id1" draw:start-glue-point="1" draw:end-shape="id2" draw:end-glue-point="6" svg:d="M3505 4013l2090 1" svg:viewBox="0 0 2091 2">
          <text:p/>
        </draw:connector>
        <draw:connector draw:style-name="gr5" draw:text-style-name="P6" draw:layer="layout" draw:type="line" svg:x1="4.983cm" svg:y1="9.764cm" svg:x2="5.595cm" svg:y2="9.765cm" draw:start-shape="id3" draw:start-glue-point="1" draw:end-shape="id4" draw:end-glue-point="6" svg:d="M4983 9764l612 1" svg:viewBox="0 0 613 2">
          <text:p/>
        </draw:connector>
        <draw:custom-shape draw:style-name="gr6" draw:text-style-name="P8" draw:layer="layout" svg:width="0.762cm" svg:height="0.762cm" svg:x="7.784cm" svg:y="8.026cm">
          <text:p text:style-name="P7"><text:span text:style-name="T5">O</text:span><text:span text:style-name="T6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7.785cm" svg:y="8.927cm">
          <text:p text:style-name="P7"><text:span text:style-name="T5">O</text:span><text:span text:style-name="T6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7.785cm" svg:y="9.827cm">
          <text:p text:style-name="P7"><text:span text:style-name="T5">O</text:span><text:span text:style-name="T6">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8.684cm" svg:y="8.026cm">
          <text:p text:style-name="P7"><text:span text:style-name="T5">O</text:span><text:span text:style-name="T6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0.762cm" svg:height="0.762cm" svg:x="8.685cm" svg:y="8.927cm">
          <text:p text:style-name="P1"><text:span text:style-name="T2">O</text:span><text:span text:style-name="T3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8.685cm" svg:y="9.827cm">
          <text:p text:style-name="P7"><text:span text:style-name="T5">O</text:span><text:span text:style-name="T6">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9.685cm" svg:y="8.027cm">
          <text:p text:style-name="P7"><text:span text:style-name="T5">O</text:span><text:span text:style-name="T6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0.762cm" svg:height="0.762cm" svg:x="9.686cm" svg:y="8.928cm">
          <text:p text:style-name="P1"><text:span text:style-name="T2">O</text:span><text:span text:style-name="T3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0.762cm" svg:height="0.762cm" svg:x="9.686cm" svg:y="9.828cm">
          <text:p text:style-name="P1"><text:span text:style-name="T2">O</text:span><text:span text:style-name="T3">3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7.786cm" svg:y="10.728cm">
          <text:p text:style-name="P7"><text:span text:style-name="T5">O</text:span><text:span text:style-name="T6">4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8.686cm" svg:y="10.728cm">
          <text:p text:style-name="P7"><text:span text:style-name="T5">O</text:span><text:span text:style-name="T6">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9.687cm" svg:y="10.729cm">
          <text:p text:style-name="P7"><text:span text:style-name="T5">O</text:span><text:span text:style-name="T6">4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10.586cm" svg:y="8.028cm">
          <text:p text:style-name="P7"><text:span text:style-name="T5">O</text:span><text:span text:style-name="T6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0.762cm" svg:height="0.762cm" svg:x="10.587cm" svg:y="8.929cm">
          <text:p text:style-name="P1"><text:span text:style-name="T2">O</text:span><text:span text:style-name="T3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762cm" svg:height="0.762cm" svg:x="10.587cm" svg:y="9.829cm">
          <text:p text:style-name="P7"><text:span text:style-name="T5">O</text:span><text:span text:style-name="T6">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0.762cm" svg:height="0.762cm" svg:x="10.588cm" svg:y="10.73cm">
          <text:p text:style-name="P1"><text:span text:style-name="T2">O</text:span><text:span text:style-name="T3">4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5" draw:id="id5" draw:layer="layout" svg:width="3.81cm" svg:height="3.683cm" svg:x="7.673cm" svg:y="7.923cm">
          <text:p/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7.119cm" svg:y1="9.765cm" svg:x2="7.673cm" svg:y2="9.764cm" draw:start-shape="id4" draw:start-glue-point="10" draw:end-shape="id5" draw:end-glue-point="3" svg:d="M7119 9765l554-1" svg:viewBox="0 0 555 2">
          <text:p/>
        </draw:connector>
        <draw:custom-shape draw:style-name="gr6" draw:text-style-name="P12" xml:id="id6" draw:id="id6" draw:layer="layout" svg:width="0.762cm" svg:height="0.762cm" svg:x="9.209cm" svg:y="3.632cm">
          <text:p text:style-name="P11"><text:span text:style-name="T2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7.119cm" svg:y1="4.014cm" svg:x2="9.209cm" svg:y2="4.013cm" draw:start-shape="id2" draw:start-glue-point="10" draw:end-shape="id6" draw:end-glue-point="6" svg:d="M7119 4014l2090-1" svg:viewBox="0 0 2091 2">
          <text:p/>
        </draw:connector>
        <draw:frame draw:style-name="gr8" draw:text-style-name="P14" draw:layer="layout" svg:width="10.922cm" svg:height="1.052cm" svg:x="0.873cm" svg:y="6.415cm">
          <draw:text-box>
            <text:p text:style-name="P13"><text:span text:style-name="T1">Convolutional Artificial Neuron </text:span></text:p>
          </draw:text-box>
        </draw:frame>
        <draw:frame draw:style-name="gr9" draw:text-style-name="P14" draw:layer="layout" svg:width="8.255cm" svg:height="1.052cm" svg:x="2.27cm" svg:y="0.615cm">
          <draw:text-box>
            <text:p text:style-name="P13"><text:span text:style-name="T1">Simple </text:span><text:span text:style-name="T1">Artificial </text:span><text:span text:style-name="T1">Neuron </text:span></text:p>
          </draw:text-box>
        </draw:frame>
        <draw:frame draw:style-name="gr10" draw:text-style-name="P16" draw:layer="layout" svg:width="3.81cm" svg:height="0.78cm" svg:x="1.173cm" svg:y="7.236cm">
          <draw:text-box>
            <text:p text:style-name="P15"><text:span text:style-name="T4">Input</text:span></text:p>
          </draw:text-box>
        </draw:frame>
        <draw:frame draw:style-name="gr10" draw:text-style-name="P16" draw:layer="layout" svg:width="1.567cm" svg:height="0.78cm" svg:x="2.216cm" svg:y="1.436cm">
          <draw:text-box>
            <text:p text:style-name="P15"><text:span text:style-name="T4">Input</text:span></text:p>
          </draw:text-box>
        </draw:frame>
        <draw:frame draw:style-name="gr10" draw:text-style-name="P16" draw:layer="layout" svg:width="3.81cm" svg:height="0.78cm" svg:x="7.673cm" svg:y="7.236cm">
          <draw:text-box>
            <text:p text:style-name="P15"><text:span text:style-name="T4">Output</text:span></text:p>
          </draw:text-box>
        </draw:frame>
        <draw:frame draw:style-name="gr10" draw:text-style-name="P16" draw:layer="layout" svg:width="1.893cm" svg:height="0.78cm" svg:x="8.59cm" svg:y="1.436cm">
          <draw:text-box>
            <text:p text:style-name="P15"><text:span text:style-name="T4">O</text:span><text:span text:style-name="T4">u</text:span><text:span text:style-name="T4">t</text:span><text:span text:style-name="T4">p</text:span><text:span text:style-name="T4">u</text:span><text:span text:style-name="T4">t</text:span></text:p>
          </draw:text-box>
        </draw:frame>
        <draw:custom-shape draw:style-name="gr11" draw:text-style-name="P17" draw:layer="layout" svg:width="10.7cm" svg:height="5.334cm" svg:x="1cm" svg:y="0.74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0.7cm" svg:height="5.334cm" svg:x="1cm" svg:y="6.44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4T10:45:16.688557755</meta:creation-date>
    <dc:date>2019-01-24T12:04:21.699085746</dc:date>
    <meta:editing-duration>PT7M21S</meta:editing-duration>
    <meta:editing-cycles>1</meta:editing-cycles>
    <meta:document-statistic meta:object-count="54"/>
    <meta:generator>LibreOffice/5.1.6.2$Linux_X86_64 LibreOffice_project/10m0$Build-2</meta:generator>
  </office:meta>
</office:document-meta>
</file>